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7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/>
          <table:table-cell table:style-name="ce27"/>
          <table:table-cell/>
          <table:table-cell table:style-name="ce27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7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28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table:style-name="ce28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8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/>
          <table:table-cell table:style-name="ce28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/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28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/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8-01-30" calcext:value-type="date">
            <text:p>30.01.2018</text:p>
          </table:table-cell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style-name="ce22"/>
          <table:table-cell table:style-name="ce24"/>
          <table:table-cell/>
          <table:table-cell table:formula="of:=IF([.A30] = [.A29] ; [.Q29] ; [.Q29] + [.P29] + IF ([.A29] = [.A28] ; [.P28]; 0))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 table:number-rows-repeated="70">
          <table:table-cell table:number-columns-repeated="4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.00.0000</text:date>, <text:time style:data-style-name="N2" text:time-value="22:45:09.6499085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0</meta:editing-cycles>
    <meta:editing-duration>PT4H28M43S</meta:editing-duration>
    <dc:title>Saison Ekkart</dc:title>
    <dc:date>2018-01-30T22:46:37.419848717</dc:date>
    <meta:generator>LibreOffice/5.1.6.2$Linux_X86_64 LibreOffice_project/10m0$Build-2</meta:generator>
    <meta:document-statistic meta:table-count="3" meta:cell-count="17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